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9444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3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6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208in"/>
    </style:style>
    <style:style style:name="P1" style:family="paragraph" style:parent-style-name="Standard">
      <style:text-properties officeooo:rsid="001ef8ce" officeooo:paragraph-rsid="001ef8ce"/>
    </style:style>
    <style:style style:name="P2" style:family="paragraph" style:parent-style-name="Table_20_Contents">
      <style:text-properties officeooo:rsid="001ef8ce" officeooo:paragraph-rsid="001ef8ce"/>
    </style:style>
    <style:style style:name="P3" style:family="paragraph" style:parent-style-name="Table_20_Contents" style:list-style-name="L1">
      <style:text-properties fo:font-size="10pt" officeooo:rsid="001ef8ce" officeooo:paragraph-rsid="001ef8ce" style:font-size-asian="8.75pt" style:font-size-complex="10pt"/>
    </style:style>
    <style:style style:name="P4" style:family="paragraph" style:parent-style-name="Table_20_Contents" style:list-style-name="L1">
      <style:text-properties fo:font-size="10pt" officeooo:rsid="00208b21" officeooo:paragraph-rsid="00208b21" style:font-size-asian="8.75pt" style:font-size-complex="10pt"/>
    </style:style>
    <style:style style:name="P5" style:family="paragraph" style:parent-style-name="Table_20_Contents" style:list-style-name="L2">
      <style:text-properties fo:font-size="10pt" officeooo:rsid="001ef8ce" officeooo:paragraph-rsid="001ef8ce" style:font-size-asian="10pt" style:font-size-complex="10pt"/>
    </style:style>
    <style:style style:name="P6" style:family="paragraph" style:parent-style-name="Table_20_Contents" style:list-style-name="L2">
      <style:text-properties fo:font-size="10pt" officeooo:rsid="00208b21" officeooo:paragraph-rsid="00208b21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dokumen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Software</text:p>
          </table:table-cell>
          <table:table-cell table:style-name="Table1.C1" office:value-type="string">
            <text:p text:style-name="P2">Hardware</text:p>
          </table:table-cell>
        </table:table-row>
        <table:table-row table:style-name="Table1.2">
          <table:table-cell table:style-name="Table1.A2" office:value-type="string">
            <text:p text:style-name="P2">Montag</text:p>
          </table:table-cell>
          <table:table-cell table:style-name="Table1.A2" office:value-type="string">
            <text:list xml:id="list5221626877773069590" text:style-name="L1">
              <text:list-item>
                <text:p text:style-name="P3">Dump bekommen</text:p>
              </text:list-item>
              <text:list-item>
                <text:p text:style-name="P3">dump erweitert (debug)</text:p>
              </text:list-item>
              <text:list-item>
                <text:p text:style-name="P3">tabelle hinzu</text:p>
              </text:list-item>
              <text:list-item>
                <text:p text:style-name="P3">Datensätze per hand</text:p>
              </text:list-item>
              <text:list-item>
                <text:p text:style-name="P3">aufbau der seite besprochen</text:p>
              </text:list-item>
              <text:list-item>
                <text:p text:style-name="P3">bootstrap</text:p>
              </text:list-item>
              <text:list-item>
                <text:p text:style-name="P4">aufgabenverteilung</text:p>
              </text:list-item>
              <text:list-item>
                <text:p text:style-name="P3">asynchrones laden der seiten</text:p>
              </text:list-item>
              <text:list-item>
                <text:p text:style-name="P3">dynamisches verändern des menüs</text:p>
              </text:list-item>
              <text:list-item>
                <text:p text:style-name="P3">dynamischer sql statement creator</text:p>
              </text:list-item>
              <text:list-item>
                <text:p text:style-name="P3">php db verbindung (funktionen)</text:p>
              </text:list-item>
              <text:list-item>
                <text:p text:style-name="P4">formulare für komponententypen</text:p>
              </text:list-item>
              <text:list-item>
                <text:p text:style-name="P4">wizard angefangen</text:p>
              </text:list-item>
              <text:list-item>
                <text:p text:style-name="P4"/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2">Dienstag</text:p>
          </table:table-cell>
          <table:table-cell table:style-name="Table1.A2" office:value-type="string">
            <text:list xml:id="list1060255533540546175" text:style-name="L2">
              <text:list-item>
                <text:p text:style-name="P5">Restlichen datensätze</text:p>
              </text:list-item>
              <text:list-item>
                <text:p text:style-name="P5">Migration auf den server</text:p>
              </text:list-item>
              <text:list-item>
                <text:p text:style-name="P5">db funktionen ins UI einbinden</text:p>
              </text:list-item>
              <text:list-item>
                <text:p text:style-name="P6">inventarliste suchfunktion</text:p>
              </text:list-item>
              <text:list-item>
                <text:p text:style-name="P6">wizard</text:p>
              </text:list-item>
              <text:list-item>
                <text:p text:style-name="P6">neubeschaffung abschliessen</text:p>
              </text:list-item>
              <text:list-item>
                <text:p text:style-name="P6">veränderung anfangen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ittwo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onners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rei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3T10:11:48.178960982</meta:creation-date>
    <dc:date>2014-05-13T10:36:59.042697166</dc:date>
    <dc:creator>Maximilian Meister</dc:creator>
    <meta:editing-duration>PT10M</meta:editing-duration>
    <meta:editing-cycles>1</meta:editing-cycles>
    <meta:document-statistic meta:table-count="1" meta:image-count="0" meta:object-count="0" meta:page-count="1" meta:paragraph-count="30" meta:word-count="85" meta:character-count="543" meta:non-whitespace-character-count="508"/>
    <meta:generator>LibreOffice/4.1.5.3$Linux_X86_64 LibreOffice_project/410m0$Build-3</meta:generator>
  </office:meta>
</office:document-meta>
</file>